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R10" svg:font-family="CMR10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8%"/>
      <style:text-properties fo:font-weight="bold" style:font-weight-asian="bold"/>
    </style:style>
    <style:style style:name="P3" style:family="paragraph" style:parent-style-name="Standard">
      <style:text-properties style:font-name="Courier New" fo:font-size="11pt" style:font-size-asian="11pt" style:font-name-complex="Courier New1" style:font-size-complex="11pt"/>
    </style:style>
    <style:style style:name="P4" style:family="paragraph" style:parent-style-name="Standard">
      <loext:graphic-properties draw:fill="solid" draw:fill-color="#ffffff"/>
      <style:paragraph-properties fo:margin-left="0.5in" fo:margin-right="0in" fo:text-indent="0.0626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" style:family="paragraph" style:parent-style-name="Standard">
      <style:text-properties style:font-name="Calibri" fo:font-size="11pt" style:font-size-asian="11pt" style:font-name-complex="Calibri1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/>
    </style:style>
    <style:style style:name="P8" style:family="paragraph" style:parent-style-name="List_20_Paragraph" style:list-style-name="WWNum21">
      <style:text-properties fo:color="#000000" loext:opacity="100%" style:font-name="Menlo" fo:font-size="9pt" style:font-name-asian="Times New Roman1" style:font-size-asian="9pt" style:font-name-complex="Menlo1" style:font-size-complex="9pt"/>
    </style:style>
    <style:style style:name="P9" style:family="paragraph" style:parent-style-name="List_20_Paragraph" style:list-style-name="WWNum22">
      <style:paragraph-properties fo:margin-top="0.1945in" fo:margin-bottom="0in" style:contextual-spacing="true"/>
      <style:text-properties style:font-name="CMR10" fo:font-size="11pt" style:font-name-asian="Times New Roman1" style:font-size-asian="11pt" style:font-size-complex="11pt"/>
    </style:style>
    <style:style style:name="P10" style:family="paragraph" style:parent-style-name="List_20_Paragraph" style:list-style-name="WWNum22">
      <style:paragraph-properties fo:margin-top="0in" fo:margin-bottom="0.1945in" style:contextual-spacing="true"/>
      <style:text-properties style:font-name="CMR10" fo:font-size="11pt" officeooo:paragraph-rsid="002aea82" style:font-name-asian="Times New Roman1" style:font-size-asian="11pt" style:font-size-complex="11pt"/>
    </style:style>
    <style:style style:name="P11" style:family="paragraph" style:parent-style-name="List_20_Paragraph">
      <style:paragraph-properties fo:margin-top="0.1945in" fo:margin-bottom="0in" style:contextual-spacing="true"/>
      <style:text-properties style:font-name="CMR10" fo:font-size="11pt" style:font-name-asian="Times New Roman1" style:font-size-asian="11pt" style:font-size-complex="11pt"/>
    </style:style>
    <style:style style:name="P12" style:family="paragraph" style:parent-style-name="List_20_Paragraph">
      <style:paragraph-properties fo:margin-top="0in" fo:margin-bottom="0.1945in" style:contextual-spacing="true"/>
      <style:text-properties style:font-name="CMR10" fo:font-size="11pt" officeooo:paragraph-rsid="002aea82" style:font-name-asian="Times New Roman1" style:font-size-asian="11pt" style:font-size-complex="11pt"/>
    </style:style>
    <style:style style:name="P13" style:family="paragraph" style:parent-style-name="List_20_Paragraph">
      <style:paragraph-properties fo:margin-top="0.1945in" fo:margin-bottom="0in" style:contextual-spacing="true"/>
      <style:text-properties style:font-name="CMR10" fo:font-size="11pt" officeooo:rsid="002aea82" officeooo:paragraph-rsid="002aea82" style:font-name-asian="Times New Roman1" style:font-size-asian="11pt" style:font-size-complex="11pt"/>
    </style:style>
    <style:style style:name="P14" style:family="paragraph" style:parent-style-name="List_20_Paragraph">
      <style:paragraph-properties fo:margin-top="0.1945in" fo:margin-bottom="0in" style:contextual-spacing="true"/>
      <style:text-properties style:font-name="CMR10" fo:font-size="11pt" officeooo:rsid="002aea82" officeooo:paragraph-rsid="002c2c68" style:font-name-asian="Times New Roman1" style:font-size-asian="11pt" style:font-size-complex="11pt"/>
    </style:style>
    <style:style style:name="P15" style:family="paragraph" style:parent-style-name="List_20_Paragraph">
      <style:paragraph-properties fo:margin-top="0in" fo:margin-bottom="0.1945in" style:contextual-spacing="true"/>
      <style:text-properties style:font-name="CMR10" fo:font-size="11pt" officeooo:rsid="002c2c68" officeooo:paragraph-rsid="002c2c68" style:font-name-asian="Times New Roman1" style:font-size-asian="11pt" style:font-size-complex="11pt"/>
    </style:style>
    <style:style style:name="P16" style:family="paragraph" style:parent-style-name="List_20_Paragraph" style:list-style-name="WWNum18">
      <style:text-properties style:font-name="Calibri" fo:font-size="11pt" style:font-size-asian="11pt" style:font-name-complex="Calibri1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style:font-name="Calibri" fo:font-size="11pt" officeooo:paragraph-rsid="0030cc50" style:font-size-asian="11pt" style:font-name-complex="Calibri1"/>
    </style:style>
    <style:style style:name="P18" style:family="paragraph" style:parent-style-name="List_20_Paragraph" style:list-style-name="WWNum18">
      <style:text-properties style:font-name="Calibri" fo:font-size="11pt" officeooo:rsid="0030e102" officeooo:paragraph-rsid="0030e102" style:font-size-asian="11pt" style:font-name-complex="Calibri1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Calibri" fo:font-size="11pt" officeooo:paragraph-rsid="0030e102" style:font-size-asian="11pt" style:font-name-complex="Calibri1"/>
    </style:style>
    <style:style style:name="P20" style:family="paragraph" style:parent-style-name="List_20_Paragraph">
      <style:text-properties style:font-name="Calibri" fo:font-size="11pt" officeooo:rsid="00326be0" officeooo:paragraph-rsid="00326be0" style:font-size-asian="11pt" style:font-name-complex="Calibri1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Calibri" fo:font-size="11pt" officeooo:paragraph-rsid="00326be0" style:font-size-asian="11pt" style:font-name-complex="Calibri1"/>
    </style:style>
    <style:style style:name="P22" style:family="paragraph" style:parent-style-name="Standard" style:list-style-name="">
      <style:paragraph-properties fo:text-align="end" style:justify-single-word="false"/>
      <style:text-properties fo:font-weight="bold" style:font-weight-asian="bold"/>
    </style:style>
    <style:style style:name="P23" style:family="paragraph" style:parent-style-name="Standard" style:list-style-name=""/>
    <style:style style:name="P24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1"/>
    </style:style>
    <style:style style:name="P25" style:family="paragraph" style:parent-style-name="Standard">
      <style:text-properties style:font-name="Calibri" fo:font-size="11pt" fo:font-weight="bold" style:font-size-asian="11pt" style:font-weight-asian="bold" style:font-name-complex="Calibri1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paragraph-rsid="00373770" style:font-size-asian="11pt" style:font-name-complex="Calibri1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3808fa" style:font-size-asian="11pt" style:font-name-complex="Calibri1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3aff69" style:font-size-asian="11pt" style:font-name-complex="Calibri1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3bba07" style:font-size-asian="11pt" style:font-name-complex="Calibri1"/>
    </style:style>
    <style:style style:name="P31" style:family="paragraph" style:parent-style-name="Standard">
      <style:paragraph-properties fo:orphans="0" fo:widows="0"/>
      <style:text-properties style:font-name="Calibri" fo:font-size="11pt" style:font-size-asian="11pt" style:font-name-complex="Calibri1" style:font-size-complex="10pt"/>
    </style:style>
    <style:style style:name="P32" style:family="paragraph" style:parent-style-name="Standard">
      <style:paragraph-properties fo:orphans="0" fo:widows="0"/>
      <style:text-properties style:font-name="Calibri" fo:font-size="11pt" officeooo:paragraph-rsid="0030e102" style:font-size-asian="11pt" style:font-name-complex="Calibri1" style:font-size-complex="10pt"/>
    </style:style>
    <style:style style:name="P33" style:family="paragraph" style:parent-style-name="Standard">
      <style:paragraph-properties fo:orphans="0" fo:widows="0"/>
      <style:text-properties style:font-name="Calibri" fo:font-size="11pt" officeooo:paragraph-rsid="00326be0" style:font-size-asian="11pt" style:font-name-complex="Calibri1" style:font-size-complex="10pt"/>
    </style:style>
    <style:style style:name="P34" style:family="paragraph" style:parent-style-name="Standard">
      <style:paragraph-properties fo:orphans="0" fo:widows="0"/>
      <style:text-properties style:font-name="Calibri" fo:font-size="11pt" officeooo:paragraph-rsid="0047fdb5" style:font-size-asian="11pt" style:font-name-complex="Calibri1" style:font-size-complex="10pt"/>
    </style:style>
    <style:style style:name="P35" style:family="paragraph" style:parent-style-name="Standard">
      <style:paragraph-properties fo:orphans="0" fo:widows="0"/>
      <style:text-properties style:font-name="Calibri" fo:font-size="11pt" officeooo:paragraph-rsid="0049e71d" style:font-size-asian="11pt" style:font-name-complex="Calibri1" style:font-size-complex="10pt"/>
    </style:style>
    <style:style style:name="P36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alibri" fo:font-size="11pt" style:font-size-asian="11pt" style:font-name-complex="Calibri1" style:font-size-complex="10pt"/>
    </style:style>
    <style:style style:name="P37" style:family="paragraph" style:parent-style-name="Standard">
      <style:paragraph-properties fo:orphans="0" fo:widows="0"/>
      <style:text-properties style:font-name="Calibri" fo:font-size="11pt" officeooo:paragraph-rsid="00326be0" style:font-size-asian="11pt" style:font-name-complex="Calibri1"/>
    </style:style>
    <style:style style:name="P38" style:family="paragraph" style:parent-style-name="Standard">
      <style:paragraph-properties fo:orphans="0" fo:widows="0"/>
      <style:text-properties style:font-name="Calibri" fo:font-size="11pt" officeooo:paragraph-rsid="0049e71d" style:font-size-asian="11pt" style:font-name-complex="Calibri1"/>
    </style:style>
    <style:style style:name="P39" style:family="paragraph" style:parent-style-name="Standard">
      <style:paragraph-properties fo:orphans="0" fo:widows="0"/>
      <style:text-properties style:font-name="Calibri" fo:font-size="11pt" officeooo:paragraph-rsid="004cebbc" style:font-size-asian="11pt" style:font-name-complex="Calibri1"/>
    </style:style>
    <style:style style:name="P40" style:family="paragraph" style:parent-style-name="Standard">
      <style:paragraph-properties fo:margin-top="0in" fo:margin-bottom="0.111in" style:contextual-spacing="false" fo:line-height="108%" fo:text-align="justify" style:justify-single-word="false"/>
      <style:text-properties style:font-name="Calibri" style:font-name-complex="Calibri1"/>
    </style:style>
    <style:style style:name="P41" style:family="paragraph" style:parent-style-name="Standard">
      <style:paragraph-properties fo:text-align="justify" style:justify-single-word="false"/>
      <style:text-properties style:font-name="Calibri"/>
    </style:style>
    <style:style style:name="P42" style:family="paragraph" style:parent-style-name="Standard">
      <style:paragraph-properties fo:text-align="justify" style:justify-single-word="false"/>
      <style:text-properties style:font-name="Calibri" officeooo:rsid="002eed15" officeooo:paragraph-rsid="002eed15"/>
    </style:style>
    <style:style style:name="P43" style:family="paragraph" style:parent-style-name="Standard">
      <loext:graphic-properties draw:fill="solid" draw:fill-color="#ffffff"/>
      <style:paragraph-properties fo:margin-left="0.5in" fo:margin-right="0in" fo:text-indent="0.0626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Menlo" fo:font-size="9pt" officeooo:rsid="001da836" style:font-name-asian="Times New Roman1" style:font-size-asian="9pt" style:font-name-complex="Menlo1" style:font-size-complex="9pt"/>
    </style:style>
    <style:style style:name="P44" style:family="paragraph" style:parent-style-name="Standard">
      <loext:graphic-properties draw:fill="solid" draw:fill-color="#ffffff"/>
      <style:paragraph-properties fo:margin-left="0.5in" fo:margin-right="0in" fo:text-indent="0.0626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Menlo" fo:font-size="9pt" officeooo:rsid="0027c1b6" officeooo:paragraph-rsid="0027c1b6" style:font-name-asian="Times New Roman1" style:font-size-asian="9pt" style:font-name-complex="Menlo1" style:font-size-complex="9pt"/>
    </style:style>
    <style:style style:name="P45" style:family="paragraph" style:parent-style-name="Standard">
      <loext:graphic-properties draw:fill="solid" draw:fill-color="#ffffff"/>
      <style:paragraph-properties fo:margin-left="0.5in" fo:margin-right="0in" fo:text-indent="0.0626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Menlo" fo:font-size="9pt" officeooo:paragraph-rsid="0027c1b6" style:font-name-asian="Times New Roman1" style:font-size-asian="9pt" style:font-name-complex="Menlo1" style:font-size-complex="9pt"/>
    </style:style>
    <style:style style:name="P46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2939ec" officeooo:paragraph-rsid="002939ec"/>
    </style:style>
    <style:style style:name="P47" style:family="paragraph" style:parent-style-name="Standard">
      <style:text-properties style:font-name="Courier New" fo:font-size="11pt" style:font-size-asian="11pt" style:font-name-complex="Courier New1" style:font-size-complex="11pt"/>
    </style:style>
    <style:style style:name="P48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29f9d6" officeooo:paragraph-rsid="0029f9d6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46a1f5"/>
    </style:style>
    <style:style style:name="P51" style:family="paragraph" style:parent-style-name="Standard">
      <style:paragraph-properties fo:text-align="justify" style:justify-single-word="false"/>
      <style:text-properties officeooo:rsid="003fd693" officeooo:paragraph-rsid="003fd693"/>
    </style:style>
    <style:style style:name="P52" style:family="paragraph" style:parent-style-name="Standard">
      <style:paragraph-properties fo:text-align="justify" style:justify-single-word="false"/>
      <style:text-properties officeooo:rsid="004043bb" officeooo:paragraph-rsid="004043bb"/>
    </style:style>
    <style:style style:name="P53" style:family="paragraph" style:parent-style-name="Standard">
      <style:paragraph-properties fo:text-align="justify" style:justify-single-word="false"/>
      <style:text-properties officeooo:rsid="0040c9e7" officeooo:paragraph-rsid="0040c9e7"/>
    </style:style>
    <style:style style:name="P54" style:family="paragraph" style:parent-style-name="Standard">
      <style:paragraph-properties fo:text-align="justify" style:justify-single-word="false"/>
      <style:text-properties officeooo:rsid="0041fc28" officeooo:paragraph-rsid="0041fc28"/>
    </style:style>
    <style:style style:name="P55" style:family="paragraph" style:parent-style-name="Standard">
      <style:paragraph-properties fo:text-align="justify" style:justify-single-word="false"/>
      <style:text-properties officeooo:rsid="00437e50" officeooo:paragraph-rsid="00437e50"/>
    </style:style>
    <style:style style:name="P56" style:family="paragraph" style:parent-style-name="Standard">
      <style:paragraph-properties fo:text-align="justify" style:justify-single-word="false"/>
      <style:text-properties officeooo:rsid="0046a1f5" officeooo:paragraph-rsid="0046a1f5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color="#0000cc" loext:opacity="100%" style:font-name="Calibri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0pt" style:font-weight-complex="bold"/>
    </style:style>
    <style:style style:name="T6" style:family="text">
      <style:text-properties fo:font-weight="bold" officeooo:rsid="0030e102" style:font-weight-asian="bold" style:font-size-complex="10pt" style:font-weight-complex="bold"/>
    </style:style>
    <style:style style:name="T7" style:family="text">
      <style:text-properties fo:font-weight="bold" officeooo:rsid="00360608" style:font-weight-asian="bold" style:font-size-complex="10pt" style:font-weight-complex="bold"/>
    </style:style>
    <style:style style:name="T8" style:family="text">
      <style:text-properties fo:font-weight="bold" officeooo:rsid="0047fdb5" style:font-weight-asian="bold" style:font-size-complex="10pt" style:font-weight-complex="bold"/>
    </style:style>
    <style:style style:name="T9" style:family="text">
      <style:text-properties fo:font-weight="bold" officeooo:rsid="0049e71d" style:font-weight-asian="bold" style:font-size-complex="10pt" style:font-weight-complex="bold"/>
    </style:style>
    <style:style style:name="T10" style:family="text">
      <style:text-properties style:font-name="Calibri"/>
    </style:style>
    <style:style style:name="T11" style:family="text">
      <style:text-properties style:font-name="Calibri" fo:font-size="11pt" style:font-size-asian="11pt" style:font-name-complex="Calibri1"/>
    </style:style>
    <style:style style:name="T12" style:family="text">
      <style:text-properties style:font-name="Calibri" fo:font-size="11pt" style:font-name-asian="Times New Roman1" style:font-size-asian="11pt" style:font-name-complex="Calibri1"/>
    </style:style>
    <style:style style:name="T13" style:family="text">
      <style:text-properties fo:color="#000000" loext:opacity="100%" style:font-name="Menlo" fo:font-size="9pt" style:font-name-asian="Times New Roman1" style:font-size-asian="9pt" style:font-name-complex="Menlo1" style:font-size-complex="9pt"/>
    </style:style>
    <style:style style:name="T14" style:family="text">
      <style:text-properties fo:color="#000080" loext:opacity="100%" style:font-name="Menlo" fo:font-size="9pt" fo:font-weight="bold" style:font-name-asian="Times New Roman1" style:font-size-asian="9pt" style:font-weight-asian="bold" style:font-name-complex="Menlo1" style:font-size-complex="9pt" style:font-weight-complex="bold"/>
    </style:style>
    <style:style style:name="T15" style:family="text">
      <style:text-properties fo:color="#000080" loext:opacity="100%" style:font-name="Menlo" fo:font-size="9pt" style:font-name-asian="Times New Roman1" style:font-size-asian="9pt" style:font-name-complex="Menlo1" style:font-size-complex="9pt"/>
    </style:style>
    <style:style style:name="T16" style:family="text">
      <style:text-properties fo:color="#0000ff" loext:opacity="100%" style:font-name="Menlo" fo:font-size="9pt" style:font-name-asian="Times New Roman1" style:font-size-asian="9pt" style:font-name-complex="Menlo1" style:font-size-complex="9pt"/>
    </style:style>
    <style:style style:name="T17" style:family="text">
      <style:text-properties officeooo:rsid="0027c1b6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326be0"/>
    </style:style>
    <style:style style:name="T20" style:family="text">
      <style:text-properties style:text-position="super 58%" officeooo:rsid="00360608"/>
    </style:style>
    <style:style style:name="T21" style:family="text">
      <style:text-properties style:text-position="super 58%" officeooo:rsid="003808fa"/>
    </style:style>
    <style:style style:name="T22" style:family="text">
      <style:text-properties style:text-position="0% 100%" officeooo:rsid="00326be0"/>
    </style:style>
    <style:style style:name="T23" style:family="text">
      <style:text-properties officeooo:rsid="002bb210"/>
    </style:style>
    <style:style style:name="T24" style:family="text">
      <style:text-properties officeooo:rsid="002c2c68"/>
    </style:style>
    <style:style style:name="T25" style:family="text">
      <style:text-properties officeooo:rsid="002c7424"/>
    </style:style>
    <style:style style:name="T26" style:family="text">
      <style:text-properties style:font-size-complex="10pt"/>
    </style:style>
    <style:style style:name="T27" style:family="text">
      <style:text-properties officeooo:rsid="0030e102" style:font-size-complex="10pt"/>
    </style:style>
    <style:style style:name="T28" style:family="text">
      <style:text-properties officeooo:rsid="00326be0" style:font-size-complex="10pt"/>
    </style:style>
    <style:style style:name="T29" style:family="text">
      <style:text-properties officeooo:rsid="00360608" style:font-size-complex="10pt"/>
    </style:style>
    <style:style style:name="T30" style:family="text">
      <style:text-properties officeooo:rsid="003bba07" style:font-size-complex="10pt"/>
    </style:style>
    <style:style style:name="T31" style:family="text">
      <style:text-properties officeooo:rsid="0047fdb5" style:font-size-complex="10pt"/>
    </style:style>
    <style:style style:name="T32" style:family="text">
      <style:text-properties officeooo:rsid="0049e71d" style:font-size-complex="10pt"/>
    </style:style>
    <style:style style:name="T33" style:family="text">
      <style:text-properties officeooo:rsid="004ba831" style:font-size-complex="10pt"/>
    </style:style>
    <style:style style:name="T34" style:family="text">
      <style:text-properties officeooo:rsid="004cebbc" style:font-size-complex="10pt"/>
    </style:style>
    <style:style style:name="T35" style:family="text">
      <style:text-properties officeooo:rsid="0030e102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49e71d" style:font-style-asian="italic" style:font-style-complex="italic"/>
    </style:style>
    <style:style style:name="T38" style:family="text">
      <style:text-properties fo:font-style="italic" style:font-style-asian="italic" style:font-size-complex="10pt" style:font-style-complex="italic"/>
    </style:style>
    <style:style style:name="T39" style:family="text">
      <style:text-properties fo:font-style="italic" officeooo:rsid="00360608" style:font-style-asian="italic" style:font-size-complex="10pt" style:font-style-complex="italic"/>
    </style:style>
    <style:style style:name="T40" style:family="text">
      <style:text-properties fo:font-style="italic" fo:font-weight="bold" style:font-style-asian="italic" style:font-weight-asian="bold" style:font-size-complex="10pt" style:font-style-complex="italic" style:font-weight-complex="bold"/>
    </style:style>
    <style:style style:name="T41" style:family="text">
      <style:text-properties fo:font-style="italic" fo:font-weight="bold" officeooo:rsid="0030cc50" style:font-style-asian="italic" style:font-weight-asian="bold" style:font-size-complex="10pt" style:font-style-complex="italic" style:font-weight-complex="bold"/>
    </style:style>
    <style:style style:name="T42" style:family="text">
      <style:text-properties fo:font-style="italic" fo:font-weight="bold" officeooo:rsid="0030e102" style:font-style-asian="italic" style:font-weight-asian="bold" style:font-size-complex="10pt" style:font-style-complex="italic" style:font-weight-complex="bold"/>
    </style:style>
    <style:style style:name="T43" style:family="text">
      <style:text-properties fo:font-style="italic" fo:font-weight="bold" officeooo:rsid="00360608" style:font-style-asian="italic" style:font-weight-asian="bold" style:font-size-complex="10pt" style:font-style-complex="italic" style:font-weight-complex="bold"/>
    </style:style>
    <style:style style:name="T44" style:family="text">
      <style:text-properties fo:font-style="italic" fo:font-weight="bold" officeooo:rsid="003654ae" style:font-style-asian="italic" style:font-weight-asian="bold" style:font-size-complex="10pt" style:font-style-complex="italic" style:font-weight-complex="bold"/>
    </style:style>
    <style:style style:name="T45" style:family="text">
      <style:text-properties fo:font-style="italic" fo:font-weight="bold" officeooo:rsid="00373770" style:font-style-asian="italic" style:font-weight-asian="bold" style:font-size-complex="10pt" style:font-style-complex="italic" style:font-weight-complex="bold"/>
    </style:style>
    <style:style style:name="T46" style:family="text">
      <style:text-properties fo:font-style="italic" fo:font-weight="bold" officeooo:rsid="003808fa" style:font-style-asian="italic" style:font-weight-asian="bold" style:font-size-complex="10pt" style:font-style-complex="italic" style:font-weight-complex="bold"/>
    </style:style>
    <style:style style:name="T47" style:family="text">
      <style:text-properties fo:font-style="italic" fo:font-weight="bold" officeooo:rsid="0038a301" style:font-style-asian="italic" style:font-weight-asian="bold" style:font-size-complex="10pt" style:font-style-complex="italic" style:font-weight-complex="bold"/>
    </style:style>
    <style:style style:name="T48" style:family="text">
      <style:text-properties fo:font-style="italic" fo:font-weight="bold" officeooo:rsid="003aff69" style:font-style-asian="italic" style:font-weight-asian="bold" style:font-size-complex="10pt" style:font-style-complex="italic" style:font-weight-complex="bold"/>
    </style:style>
    <style:style style:name="T49" style:family="text">
      <style:text-properties fo:font-style="italic" fo:font-weight="bold" officeooo:rsid="003bba07" style:font-style-asian="italic" style:font-weight-asian="bold" style:font-size-complex="10pt" style:font-style-complex="italic" style:font-weight-complex="bold"/>
    </style:style>
    <style:style style:name="T50" style:family="text">
      <style:text-properties fo:font-style="italic" fo:font-weight="bold" officeooo:rsid="0049e71d" style:font-style-asian="italic" style:font-weight-asian="bold" style:font-size-complex="10pt" style:font-style-complex="italic" style:font-weight-complex="bold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47fdb5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49e71d" style:font-style-asian="italic" style:font-weight-asian="bold" style:font-style-complex="italic" style:font-weight-complex="bold"/>
    </style:style>
    <style:style style:name="T54" style:family="text">
      <style:text-properties fo:font-style="italic" fo:font-weight="normal" style:font-style-asian="italic" style:font-weight-asian="normal" style:font-size-complex="10pt" style:font-style-complex="italic" style:font-weight-complex="normal"/>
    </style:style>
    <style:style style:name="T55" style:family="text">
      <style:text-properties fo:font-style="italic" fo:font-weight="normal" officeooo:rsid="0049e71d" style:font-style-asian="italic" style:font-weight-asian="normal" style:font-size-complex="10pt" style:font-style-complex="italic" style:font-weight-complex="normal"/>
    </style:style>
    <style:style style:name="T56" style:family="text">
      <style:text-properties officeooo:rsid="00326be0"/>
    </style:style>
    <style:style style:name="T57" style:family="text">
      <style:text-properties officeooo:rsid="00360608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style:font-weight-asian="normal" style:font-size-complex="10pt" style:font-weight-complex="normal"/>
    </style:style>
    <style:style style:name="T60" style:family="text">
      <style:text-properties fo:font-weight="normal" officeooo:rsid="0038a301" style:font-weight-asian="normal" style:font-size-complex="10pt" style:font-weight-complex="normal"/>
    </style:style>
    <style:style style:name="T61" style:family="text">
      <style:text-properties fo:font-style="normal" fo:font-weight="bold" style:font-style-asian="normal" style:font-weight-asian="bold" style:font-size-complex="10pt" style:font-style-complex="normal" style:font-weight-complex="bold"/>
    </style:style>
    <style:style style:name="T62" style:family="text">
      <style:text-properties fo:font-style="normal" fo:font-weight="bold" officeooo:rsid="00360608" style:font-style-asian="normal" style:font-weight-asian="bold" style:font-size-complex="10pt" style:font-style-complex="normal" style:font-weight-complex="bold"/>
    </style:style>
    <style:style style:name="T63" style:family="text">
      <style:text-properties fo:font-style="normal" fo:font-weight="bold" officeooo:rsid="003654ae" style:font-style-asian="normal" style:font-weight-asian="bold" style:font-size-complex="10pt" style:font-style-complex="normal" style:font-weight-complex="bold"/>
    </style:style>
    <style:style style:name="T64" style:family="text">
      <style:text-properties fo:font-style="normal" fo:font-weight="bold" officeooo:rsid="00373770" style:font-style-asian="normal" style:font-weight-asian="bold" style:font-size-complex="10pt" style:font-style-complex="normal" style:font-weight-complex="bold"/>
    </style:style>
    <style:style style:name="T65" style:family="text">
      <style:text-properties fo:font-style="normal" fo:font-weight="bold" officeooo:rsid="0038a301" style:font-style-asian="normal" style:font-weight-asian="bold" style:font-size-complex="10pt" style:font-style-complex="normal" style:font-weight-complex="bold"/>
    </style:style>
    <style:style style:name="T66" style:family="text">
      <style:text-properties fo:font-style="normal" fo:font-weight="bold" officeooo:rsid="003aff69" style:font-style-asian="normal" style:font-weight-asian="bold" style:font-size-complex="10pt" style:font-style-complex="normal" style:font-weight-complex="bold"/>
    </style:style>
    <style:style style:name="T67" style:family="text">
      <style:text-properties fo:font-style="normal" fo:font-weight="bold" officeooo:rsid="003bba07" style:font-style-asian="normal" style:font-weight-asian="bold" style:font-size-complex="10pt" style:font-style-complex="normal" style:font-weight-complex="bold"/>
    </style:style>
    <style:style style:name="T68" style:family="text">
      <style:text-properties fo:font-style="normal" fo:font-weight="bold" officeooo:rsid="0047fdb5" style:font-style-asian="normal" style:font-weight-asian="bold" style:font-size-complex="10pt" style:font-style-complex="normal" style:font-weight-complex="bold"/>
    </style:style>
    <style:style style:name="T69" style:family="text">
      <style:text-properties fo:font-style="normal" fo:font-weight="bold" officeooo:rsid="0049e71d" style:font-style-asian="normal" style:font-weight-asian="bold" style:font-size-complex="10pt" style:font-style-complex="normal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normal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tyle="normal" fo:font-weight="normal" officeooo:rsid="00360608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tyle="normal" fo:font-weight="normal" officeooo:rsid="00373770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tyle="normal" fo:font-weight="normal" officeooo:rsid="003aff69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fo:font-weight="normal" officeooo:rsid="0038a301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tyle="normal" fo:font-weight="normal" officeooo:rsid="003bba07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tyle="normal" fo:font-weight="normal" officeooo:rsid="0047fdb5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tyle="normal" fo:font-weight="normal" officeooo:rsid="0049e71d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9e71d" style:font-style-asian="normal" style:font-weight-asian="normal" style:font-style-complex="normal" style:font-weight-complex="normal"/>
    </style:style>
    <style:style style:name="T81" style:family="text">
      <style:text-properties officeooo:rsid="003654ae"/>
    </style:style>
    <style:style style:name="T82" style:family="text">
      <style:text-properties officeooo:rsid="00373770"/>
    </style:style>
    <style:style style:name="T83" style:family="text">
      <style:text-properties officeooo:rsid="003808fa"/>
    </style:style>
    <style:style style:name="T84" style:family="text">
      <style:text-properties officeooo:rsid="003816ad"/>
    </style:style>
    <style:style style:name="T85" style:family="text">
      <style:text-properties officeooo:rsid="003a5fb0"/>
    </style:style>
    <style:style style:name="T86" style:family="text">
      <style:text-properties officeooo:rsid="003aff69"/>
    </style:style>
    <style:style style:name="T87" style:family="text">
      <style:text-properties officeooo:rsid="003bba07"/>
    </style:style>
    <style:style style:name="T88" style:family="text">
      <style:text-properties officeooo:rsid="00437e50"/>
    </style:style>
    <style:style style:name="T89" style:family="text">
      <style:text-properties officeooo:rsid="0044c1eb"/>
    </style:style>
    <style:style style:name="T90" style:family="text">
      <style:text-properties officeooo:rsid="0046a1f5"/>
    </style:style>
    <style:style style:name="T91" style:family="text">
      <style:text-properties officeooo:rsid="0047fdb5"/>
    </style:style>
    <style:style style:name="T92" style:family="text">
      <style:text-properties officeooo:rsid="0049e71d"/>
    </style:style>
    <style:style style:name="T93" style:family="text">
      <style:text-properties officeooo:rsid="004ceb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MPSC 462 – Assignment-4 <text:s/></text:span><text:span text:style-name="T2">(30 points)</text:span></text:p>
      <text:h text:style-name="P22" text:outline-level="1">Due date: 9/27/2022</text:h>
      <text:h text:style-name="P22" text:outline-level="1"/>
      <text:h text:style-name="P23" text:outline-level="1"><text:span text:style-name="T3">Note: <text:s/></text:span>attach screenshots of your program and results under each programming exercises. <text:s/>Please make sure that the screenshot is readable. Don’t attach a very small screenshot image. </text:h>
      <text:p text:style-name="P2"/>
      <text:p text:style-name="P24">Exercise-1: <text:s text:c="7"/>10 points</text:p>
      <text:p text:style-name="P7">Give an analysis of the running time (Big-Oh notation) for each of the following 2 program fragments. Note that the running time corresponds here to the number of times the operation sum++ is executed. sqrt is the function that returns the square root of a given number. </text:p>
      <text:p text:style-name="P3"/>
      <text:list xml:id="list2485810800" text:style-name="WWNum21">
        <text:list-item>
          <text:p text:style-name="P8">sum = 0</text:p>
        </text:list-item>
      </text:list>
      <text:p text:style-name="P4"><text:span text:style-name="T14">for </text:span><text:span text:style-name="T13">i </text:span><text:span text:style-name="T14">in </text:span><text:span text:style-name="T15">range</text:span><text:span text:style-name="T13">(</text:span><text:span text:style-name="T15">int</text:span><text:span text:style-name="T13">(math.sqrt(n)/</text:span><text:span text:style-name="T16">2</text:span><text:span text:style-name="T13">)):<text:line-break/> <text:s text:c="3"/>sum+=</text:span><text:span text:style-name="T16">1</text:span></text:p>
      <text:p text:style-name="P4"><text:span text:style-name="T14">for </text:span><text:span text:style-name="T13">j </text:span><text:span text:style-name="T14">in </text:span><text:span text:style-name="T15">range</text:span><text:span text:style-name="T13">(</text:span><text:span text:style-name="T15">int</text:span><text:span text:style-name="T13">(math.sqrt(n)/</text:span><text:span text:style-name="T16">4</text:span><text:span text:style-name="T13">)):<text:line-break/> <text:s text:c="3"/>sum+=</text:span><text:span text:style-name="T16">1</text:span></text:p>
      <text:p text:style-name="P4"><text:span text:style-name="T14">for </text:span><text:span text:style-name="T13">k </text:span><text:span text:style-name="T14">in </text:span><text:span text:style-name="T15">range</text:span><text:span text:style-name="T13">(8+j):<text:line-break/> <text:s text:c="3"/>sum+=</text:span><text:span text:style-name="T16">1</text:span></text:p>
      <text:p text:style-name="P43"/>
      <text:p text:style-name="P44">first loop ran sqrt(n)/2 times</text:p>
      <text:p text:style-name="P44">2<text:span text:style-name="T18">nd</text:span> loop ran sqrt(n)/4 times</text:p>
      <text:p text:style-name="P44">3<text:span text:style-name="T18">rd</text:span> loop ran 8 + final number of j which is sqrt(n)/4 -1</text:p>
      <text:p text:style-name="P44">since all the loop are back to back the results are added up.</text:p>
      <text:p text:style-name="P44"/>
      <text:p text:style-name="P44">sqrt(n)/2 + sqrt(n)/4 + 8 + sqrt(n)/4 -1</text:p>
      <text:p text:style-name="P45"><text:span text:style-name="T17">sqrt(n)/2 is the dominating terms as it is the number that increases the biggest</text:span></text:p>
      <text:p text:style-name="P44">we get ½ * sqrt(n), we can get rid of coeffience of ½</text:p>
      <text:p text:style-name="P44">the final big O notation is O(sqrt(n))</text:p>
      <text:p text:style-name="P44"/>
      <text:list xml:id="list193710553405811" text:continue-numbering="true" text:style-name="WWNum21">
        <text:list-item>
          <text:p text:style-name="P8">sum = 0</text:p>
        </text:list-item>
      </text:list>
      <text:p text:style-name="P4"><text:span text:style-name="T14">for </text:span><text:span text:style-name="T13">i </text:span><text:span text:style-name="T14">in </text:span><text:span text:style-name="T15">range</text:span><text:span text:style-name="T13">(</text:span><text:span text:style-name="T15">int</text:span><text:span text:style-name="T13">(math.sqrt(n)/</text:span><text:span text:style-name="T16">2</text:span><text:span text:style-name="T13">)):</text:span></text:p>
      <text:p text:style-name="P4"><text:span text:style-name="T14"><text:s text:c="4"/>j=i</text:span><text:span text:style-name="T13"><text:line-break/> <text:s text:c="3"/></text:span><text:span text:style-name="T16"><text:s/></text:span><text:span text:style-name="T14">for </text:span><text:span text:style-name="T13">j </text:span><text:span text:style-name="T14">in </text:span><text:span text:style-name="T15">range</text:span><text:span text:style-name="T13">(8+i):</text:span></text:p>
      <text:p text:style-name="P4"><text:span text:style-name="T14"><text:s text:c="8"/>k=j</text:span><text:span text:style-name="T13"><text:line-break/> <text:s text:c="8"/></text:span><text:span text:style-name="T14">for </text:span><text:span text:style-name="T13">k </text:span><text:span text:style-name="T14">in </text:span><text:span text:style-name="T15">range</text:span><text:span text:style-name="T13">(8+j):<text:line-break/> <text:s text:c="11"/>sum+=</text:span><text:span text:style-name="T16">1</text:span></text:p>
      <text:p text:style-name="P5"><text:tab/></text:p>
      <text:p text:style-name="P46">1<text:span text:style-name="T18">st</text:span> loop ran for sqrt(n)/2 times</text:p>
      <text:p text:style-name="P46">2<text:span text:style-name="T18">nd</text:span> loop ran for 8 + final number of 1<text:span text:style-name="T18">st</text:span> loop which is sqrt(n)/2 – 1</text:p>
      <text:p text:style-name="P46">3<text:span text:style-name="T18">rd</text:span> loop ran for 8 + final number of 2<text:span text:style-name="T18">nd</text:span> loop which is (sqrt(n)/2 – 1) – 1</text:p>
      <text:p text:style-name="P46">since the loop are nested we multiply it together.</text:p>
      <text:p text:style-name="P46"/>
      <text:p text:style-name="P46">sqrt(n)/2 * (8 + sqrt(n)/2 - 1) * (8 + sqrt(n)/2 – 2)</text:p>
      <text:p text:style-name="P48">we can get rid of constants and coefficients</text:p>
      <text:p text:style-name="P48">sqrt(n) * sqrt(n) * sqrt(n)</text:p>
      <text:p text:style-name="P48">the final big O notation is O(sqrt(n)^3)</text:p>
      <text:p text:style-name="P3"><text:tab/></text:p>
      <text:p text:style-name="P3"><text:tab/></text:p>
      <text:p text:style-name="P3"/>
      <text:p text:style-name="P3"/>
      <text:p text:style-name="P3"/>
      <text:p text:style-name="P3"/>
      <text:list xml:id="list3745244794" text:style-name="WWNum22">
        <text:list-item>
          <text:p text:style-name="P9"><text:soft-page-break/>If it takes 10ms to run program (b) for n=100, how long will it take to run for n=400 ? </text:p>
        </text:list-item>
      </text:list>
      <text:p text:style-name="P13">Let c = instructions the program can run per ms</text:p>
      <text:p text:style-name="P13">Sqrt(100)^3 / c = 10ms</text:p>
      <text:p text:style-name="P13">1000 / c = 10</text:p>
      <text:p text:style-name="P13">100 = c </text:p>
      <text:p text:style-name="P11"/>
      <text:p text:style-name="P13">Sqrt(400)^3 / 100 = t</text:p>
      <text:p text:style-name="P13">8000 / 100 = t</text:p>
      <text:p text:style-name="P13">80 = t</text:p>
      <text:p text:style-name="P13">program b will take 80 ms <text:span text:style-name="T23">to </text:span><text:span text:style-name="T25">solve</text:span><text:span text:style-name="T23"> n = 400</text:span></text:p>
      <text:p text:style-name="P11"/>
      <text:p text:style-name="P11"/>
      <text:list xml:id="list193710482714110" text:continue-numbering="true" text:style-name="WWNum22">
        <text:list-item>
          <text:p text:style-name="P10">If it takes 10ms to run program (a) for n=100, how large a problem can be solved in 40ms ?</text:p>
        </text:list-item>
      </text:list>
      <text:p text:style-name="P14">Let c = instructions the program can run per ms</text:p>
      <text:p text:style-name="P15">Sqrt(100) / c = 10 ms</text:p>
      <text:p text:style-name="P15">10 / c = 10</text:p>
      <text:p text:style-name="P15">1 = c</text:p>
      <text:p text:style-name="P12"/>
      <text:p text:style-name="P14">Sqrt(<text:span text:style-name="T24">n</text:span>) / 1 = <text:span text:style-name="T24">40ms</text:span></text:p>
      <text:p text:style-name="P15">sqrt(n) = 40ms</text:p>
      <text:p text:style-name="P15">n = 40^2</text:p>
      <text:p text:style-name="P15">n = 1600</text:p>
      <text:p text:style-name="P15">program a can solve n = 1600 in 40 ms</text:p>
      <text:p text:style-name="P12"/>
      <text:p text:style-name="P24">Exercise-2: <text:s text:c="7"/>5 points</text:p>
      <text:p text:style-name="P40">Design an algorithm that takes two arrays, and returns true if the arrays are disjoint, i.e. have no elements in common. <text:s/>Write down your algorithm as pseudocode. You don’t need to write a python code. <text:s text:c="2"/>Give the asymptotic analysis for time complexity in best-case and worst-case scenario. <text:s/></text:p>
      <text:p text:style-name="P42">Function disjoint (first, second)</text:p>
      <text:p text:style-name="P42"><text:tab/>for item in first</text:p>
      <text:p text:style-name="P42"><text:tab/><text:tab/>for thing in second</text:p>
      <text:p text:style-name="P42"><text:tab/><text:tab/><text:tab/>if item equal to thing</text:p>
      <text:p text:style-name="P42"><text:tab/><text:tab/><text:tab/><text:tab/>return false</text:p>
      <text:p text:style-name="P42"><text:tab/>return true</text:p>
      <text:p text:style-name="P42"/>
      <text:p text:style-name="P42"/>
      <text:p text:style-name="P42">best-case: in the best case scenario the code only need to check 1<text:span text:style-name="T18">st</text:span> item of both array which is constant O(1)</text:p>
      <text:p text:style-name="P42"/>
      <text:p text:style-name="P42"/>
      <text:p text:style-name="P42"/>
      <text:p text:style-name="P42"><text:soft-page-break/>worst-case: the function need to loop through second array n amount of items inside the first array</text:p>
      <text:p text:style-name="P42">n * n</text:p>
      <text:p text:style-name="P42">which is O(n^2) time complexity.</text:p>
      <text:p text:style-name="P41"/>
      <text:p text:style-name="P41"/>
      <text:p text:style-name="P25">Exercise-3: <text:s text:c="4"/>10 points <text:s text:c="129"/></text:p>
      <text:p text:style-name="P31">Consider the following list. <text:s text:c="4"/>List1 = {10, 30, 95, 80, 55, 5, 60, 35} ;</text:p>
      <text:p text:style-name="P36">What is the resulting list after two passes of the sorting phase i.e. after two iterations/recursive calls, if the following is performed? <text:s/>Show the steps using a rough sketch. <text:s/>You can draw the steps for each sorting algorithm in a paper, take a picture of it and attach it here.</text:p>
      <text:p text:style-name="P6"/>
      <text:list xml:id="list3054474041" text:style-name="WWNum18">
        <text:list-item>
          <text:p text:style-name="P16">Selection Sort: <text:span text:style-name="T56">looking for smallest in the array</text:span></text:p>
          <text:p text:style-name="P18">1<text:span text:style-name="T18">st</text:span> pass<text:tab/><text:tab/><text:tab/><text:tab/><text:tab/>2<text:span text:style-name="T18">nd</text:span> pass<text:tab/><text:tab/></text:p>
        </text:list-item>
      </text:list>
      <text:p text:style-name="P32"><text:tab/>{<text:span text:style-name="T4">10</text:span>, 30, 95, 80, 55, 5, 60, 35}<text:tab/><text:tab/><text:tab/>{<text:span text:style-name="T35">5</text:span>, <text:span text:style-name="T4">30</text:span>, 95, 80, 55, <text:span text:style-name="T35">10</text:span>, 60, 35}</text:p>
      <text:p text:style-name="P32"><text:s/><text:tab/>{<text:span text:style-name="T4">10</text:span>, <text:span text:style-name="T4">30</text:span>, 95, 80, 55, 5, 60, 35}<text:tab/><text:tab/><text:tab/>{<text:span text:style-name="T35">5</text:span>, <text:span text:style-name="T4">30</text:span>, <text:span text:style-name="T4">95</text:span>, 80, 55, <text:span text:style-name="T35">10</text:span>, 60, 35}</text:p>
      <text:p text:style-name="P19"><text:tab/><text:span text:style-name="T26">{</text:span><text:span text:style-name="T5">10,</text:span><text:span text:style-name="T26"> 30, </text:span><text:span text:style-name="T5">95</text:span><text:span text:style-name="T26">, 80, 55, 5, 60, 35}<text:tab/><text:tab/><text:tab/>{</text:span><text:span text:style-name="T27">5</text:span><text:span text:style-name="T26">, </text:span><text:span text:style-name="T5">30</text:span><text:span text:style-name="T26">, 95, </text:span><text:span text:style-name="T5">80</text:span><text:span text:style-name="T26">, 55, </text:span><text:span text:style-name="T27">10</text:span><text:span text:style-name="T26">, 60, 35}</text:span></text:p>
      <text:p text:style-name="P19"><text:tab/><text:span text:style-name="T26">{</text:span><text:span text:style-name="T5">10</text:span><text:span text:style-name="T26">, 30, 95, </text:span><text:span text:style-name="T5">80</text:span><text:span text:style-name="T26">, 55, 5, 60, 35}<text:tab/><text:tab/><text:tab/>{</text:span><text:span text:style-name="T27">5</text:span><text:span text:style-name="T26">, </text:span><text:span text:style-name="T5">30</text:span><text:span text:style-name="T26">, 95, 80, </text:span><text:span text:style-name="T5">55</text:span><text:span text:style-name="T26">, </text:span><text:span text:style-name="T27">10</text:span><text:span text:style-name="T26">, 60, 35}</text:span></text:p>
      <text:p text:style-name="P19"><text:tab/><text:span text:style-name="T26">{</text:span><text:span text:style-name="T5">10</text:span><text:span text:style-name="T26">, 30, 95, 80, </text:span><text:span text:style-name="T5">55</text:span><text:span text:style-name="T26">, 5, 60, 35}<text:tab/><text:tab/><text:tab/>{</text:span><text:span text:style-name="T27">5</text:span><text:span text:style-name="T26">, </text:span><text:span text:style-name="T5">30</text:span><text:span text:style-name="T26">, 95, 80, 55, </text:span><text:span text:style-name="T6">10</text:span><text:span text:style-name="T26">, 60, 35}</text:span></text:p>
      <text:p text:style-name="P19"><text:tab/><text:span text:style-name="T26">{</text:span><text:span text:style-name="T5">10</text:span><text:span text:style-name="T26">, 30, 95, 80, 55, </text:span><text:span text:style-name="T5">5</text:span><text:span text:style-name="T26">, 60, 35}<text:tab/><text:tab/><text:tab/>{</text:span><text:span text:style-name="T27">5</text:span><text:span text:style-name="T26">, </text:span><text:span text:style-name="T5">30</text:span><text:span text:style-name="T26">, 95, 80, 55, </text:span><text:span text:style-name="T27">10</text:span><text:span text:style-name="T26">, </text:span><text:span text:style-name="T5">60</text:span><text:span text:style-name="T26">, 35}</text:span></text:p>
      <text:p text:style-name="P19"><text:tab/><text:span text:style-name="T26">{</text:span><text:span text:style-name="T5">10</text:span><text:span text:style-name="T26">, 30, 95, 80, 55, 5, </text:span><text:span text:style-name="T5">60</text:span><text:span text:style-name="T26">, 35}<text:tab/><text:tab/><text:tab/>{</text:span><text:span text:style-name="T27">5</text:span><text:span text:style-name="T26">, </text:span><text:span text:style-name="T5">30</text:span><text:span text:style-name="T26">, 95, 80, 55, </text:span><text:span text:style-name="T27">10</text:span><text:span text:style-name="T26">, 60, </text:span><text:span text:style-name="T5">35</text:span><text:span text:style-name="T26">}</text:span></text:p>
      <text:p text:style-name="P19"><text:tab/><text:span text:style-name="T26">{</text:span><text:span text:style-name="T5">10</text:span><text:span text:style-name="T26">, 30, 95, 80, 55, 5, 60, </text:span><text:span text:style-name="T5">35</text:span><text:span text:style-name="T26">}<text:tab/><text:tab/><text:tab/>{</text:span><text:span text:style-name="T27">5</text:span><text:span text:style-name="T26">, </text:span><text:span text:style-name="T42">10</text:span><text:span text:style-name="T26">, 95, 80, 55, </text:span><text:span text:style-name="T42">30</text:span><text:span text:style-name="T26">, 60, 35}</text:span></text:p>
      <text:p text:style-name="P19"><text:tab/><text:span text:style-name="T26">{</text:span><text:span text:style-name="T41">5</text:span><text:span text:style-name="T26">, 30, 95, 80, 55, </text:span><text:span text:style-name="T41">10</text:span><text:span text:style-name="T26">, 60, 35}</text:span><text:tab/><text:span text:style-name="T26"><text:tab/><text:tab/></text:span><text:span text:style-name="T28">10 is the smallest of the remaining</text:span></text:p>
      <text:p text:style-name="P21"><text:tab/><text:span text:style-name="T56">5 is the smallest, switch 1</text:span><text:span text:style-name="T19">st<text:tab/><text:tab/><text:tab/></text:span><text:span text:style-name="T22">element so switch 2</text:span><text:span text:style-name="T19">nd</text:span><text:span text:style-name="T22"> element with 10</text:span></text:p>
      <text:p text:style-name="P21"><text:span text:style-name="T19"><text:tab/></text:span><text:span text:style-name="T22">element with 5</text:span><text:tab/></text:p>
      <text:p text:style-name="P17"/>
      <text:list xml:id="list193709947335171" text:continue-numbering="true" text:style-name="WWNum18">
        <text:list-item>
          <text:p text:style-name="P16">Insertion Sort</text:p>
        </text:list-item>
      </text:list>
      <text:p text:style-name="P20">1<text:span text:style-name="T18">st</text:span> pass<text:tab/><text:tab/><text:tab/><text:tab/><text:tab/>2<text:span text:style-name="T18">nd</text:span> pass</text:p>
      <text:p text:style-name="P33"><text:s/><text:tab/>{<text:span text:style-name="T4">10</text:span>, <text:span text:style-name="T4">30</text:span>, 95, 80, 55, 5, 60, 35} <text:tab/><text:tab/>{10, 30, 80, <text:span text:style-name="T4">95, 55,</text:span> 5, 60, 35}</text:p>
      <text:p text:style-name="P35"><text:tab/>{10, <text:span text:style-name="T4">30</text:span>, <text:span text:style-name="T4">95</text:span>, 80, 55, 5, 60, 35}<text:tab/><text:tab/><text:tab/>{10, 30, 80,<text:span text:style-name="T36"> </text:span><text:span text:style-name="T53">5</text:span><text:span text:style-name="T51">5, </text:span><text:span text:style-name="T53">9</text:span><text:span text:style-name="T51">5</text:span><text:span text:style-name="T4">,</text:span> 5, 60, 35}</text:p>
      <text:p text:style-name="P34"><text:tab/>{10, <text:span text:style-name="T58">30, </text:span><text:span text:style-name="T4">95, 80,</text:span> 55, 5, 60, 35}<text:tab/><text:tab/><text:tab/><text:span text:style-name="T92">95 &gt; 55 swap</text:span></text:p>
      <text:p text:style-name="P35"><text:tab/>{10, <text:span text:style-name="T58">30, </text:span><text:span text:style-name="T52">80</text:span><text:span text:style-name="T51">, </text:span><text:span text:style-name="T52">95</text:span>, 55, 5, 60, 35}<text:tab/><text:tab/><text:tab/>{10, 30, <text:span text:style-name="T4">80,</text:span><text:span text:style-name="T51"> </text:span><text:span text:style-name="T53">5</text:span><text:span text:style-name="T70">5</text:span><text:span text:style-name="T79">, </text:span><text:span text:style-name="T80">9</text:span><text:span text:style-name="T79">5,</text:span> 5, 60, 35}</text:p>
      <text:p text:style-name="P38"><text:span text:style-name="T26"><text:tab/></text:span><text:span text:style-name="T31">95 &gt; 80 swap<text:tab/><text:tab/><text:tab/><text:tab/><text:tab/></text:span><text:span text:style-name="T32">{10, 30, </text:span><text:span text:style-name="T50">55, 80</text:span><text:span text:style-name="T78">, 95,</text:span><text:span text:style-name="T32"> 5, 60, 35}</text:span></text:p>
      <text:p text:style-name="P38"><text:span text:style-name="T31"><text:tab/>{10, </text:span><text:span text:style-name="T8">30,</text:span><text:span text:style-name="T68"> 80</text:span><text:span text:style-name="T77">, 95,</text:span><text:span text:style-name="T31"> 55, 5, 60, 35}<text:tab/><text:tab/><text:tab/></text:span><text:span text:style-name="T34">80 &gt;</text:span><text:span text:style-name="T33"> 55 swap</text:span></text:p>
      <text:p text:style-name="P39"><text:tab/><text:span text:style-name="T91">30 &lt; 80 don’t swap<text:tab/><text:tab/><text:tab/><text:tab/></text:span><text:span text:style-name="T32">{10, </text:span><text:span text:style-name="T9">30, </text:span><text:span text:style-name="T69">55</text:span><text:span text:style-name="T78">, 80, 95,</text:span><text:span text:style-name="T32"> 5, 60, 35}</text:span></text:p>
      <text:p text:style-name="P37"><text:tab/><text:tab/><text:tab/><text:tab/><text:tab/><text:tab/><text:tab/><text:span text:style-name="T93">30 &lt; 55 don’t swap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93709832363245" text:continue-numbering="true" text:style-name="WWNum18">
        <text:list-item>
          <text:p text:style-name="P16"><text:soft-page-break/>Bubble Sort</text:p>
        </text:list-item>
      </text:list>
      <text:p text:style-name="P7"><text:tab/><text:span text:style-name="T57">1</text:span><text:span text:style-name="T20">st</text:span><text:span text:style-name="T57"> pass<text:tab/><text:tab/><text:tab/><text:tab/><text:tab/></text:span><text:span text:style-name="T83">2</text:span><text:span text:style-name="T21">nd</text:span><text:span text:style-name="T83"> pass</text:span></text:p>
      <text:p text:style-name="P28"><text:tab/><text:span text:style-name="T26">{</text:span><text:span text:style-name="T5">10</text:span><text:span text:style-name="T26">, </text:span><text:span text:style-name="T5">30</text:span><text:span text:style-name="T26">, 95, 80, 55, 5, 60, 35}<text:tab/><text:tab/><text:tab/>{</text:span><text:span text:style-name="T5">10</text:span><text:span text:style-name="T26">, </text:span><text:span text:style-name="T5">30</text:span><text:span text:style-name="T26">, </text:span><text:span text:style-name="T59">80</text:span><text:span text:style-name="T26">, </text:span><text:span text:style-name="T72">55</text:span><text:span text:style-name="T39">,</text:span><text:span text:style-name="T61"> </text:span><text:span text:style-name="T72">5</text:span><text:span text:style-name="T61">,</text:span><text:span text:style-name="T71"> </text:span><text:span text:style-name="T73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28"><text:tab/><text:span text:style-name="T26">{10, </text:span><text:span text:style-name="T5">30</text:span><text:span text:style-name="T26">, </text:span><text:span text:style-name="T5">95</text:span><text:span text:style-name="T26">, 80, 55, 5, 60, 35}<text:tab/><text:tab/><text:tab/>{</text:span><text:span text:style-name="T59">10, </text:span><text:span text:style-name="T5">30, 80,</text:span><text:span text:style-name="T26"> </text:span><text:span text:style-name="T72">55</text:span><text:span text:style-name="T39">,</text:span><text:span text:style-name="T61"> </text:span><text:span text:style-name="T72">5</text:span><text:span text:style-name="T61">,</text:span><text:span text:style-name="T71"> </text:span><text:span text:style-name="T73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28"><text:tab/><text:span text:style-name="T26">{10, 30, </text:span><text:span text:style-name="T5">95</text:span><text:span text:style-name="T26">, </text:span><text:span text:style-name="T5">80</text:span><text:span text:style-name="T26">, 55, 5, 60, 35}<text:tab/><text:tab/><text:tab/>{</text:span><text:span text:style-name="T59">10, 30,</text:span><text:span text:style-name="T5"> 80, </text:span><text:span text:style-name="T62">55</text:span><text:span text:style-name="T39">,</text:span><text:span text:style-name="T61"> </text:span><text:span text:style-name="T72">5</text:span><text:span text:style-name="T61">,</text:span><text:span text:style-name="T71"> </text:span><text:span text:style-name="T73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28"><text:tab/><text:span text:style-name="T26">{10, 30, </text:span><text:span text:style-name="T40">80</text:span><text:span text:style-name="T38">, </text:span><text:span text:style-name="T43">95</text:span><text:span text:style-name="T29">,</text:span><text:span text:style-name="T26"> 55, 5, 60, 35}<text:tab/><text:tab/><text:tab/>{</text:span><text:span text:style-name="T59">10, 30,</text:span><text:span text:style-name="T5"> </text:span><text:span text:style-name="T46">55</text:span><text:span text:style-name="T40">, </text:span><text:span text:style-name="T46">80</text:span><text:span text:style-name="T39">,</text:span><text:span text:style-name="T61"> </text:span><text:span text:style-name="T72">5</text:span><text:span text:style-name="T61">,</text:span><text:span text:style-name="T71"> </text:span><text:span text:style-name="T73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7"><text:tab/><text:span text:style-name="T57">95 &gt; 80 so swap them<text:tab/><text:tab/><text:tab/></text:span><text:span text:style-name="T83">80 &gt; 55 so swap</text:span></text:p>
      <text:p text:style-name="P28"><text:tab/><text:span text:style-name="T26">{10, 30, </text:span><text:span text:style-name="T59">80</text:span><text:span text:style-name="T26">, </text:span><text:span text:style-name="T7">95</text:span><text:span text:style-name="T29">,</text:span><text:span text:style-name="T26"> </text:span><text:span text:style-name="T5">55</text:span><text:span text:style-name="T26">, 5, 60, 35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65">80</text:span><text:span text:style-name="T39">,</text:span><text:span text:style-name="T61"> </text:span><text:span text:style-name="T62">5</text:span><text:span text:style-name="T61">,</text:span><text:span text:style-name="T71"> </text:span><text:span text:style-name="T73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28"><text:tab/><text:span text:style-name="T26">{10, 30, </text:span><text:span text:style-name="T59">80</text:span><text:span text:style-name="T26">, </text:span><text:span text:style-name="T43">55</text:span><text:span text:style-name="T39">,</text:span><text:span text:style-name="T38"> </text:span><text:span text:style-name="T43">95</text:span><text:span text:style-name="T26">, 5, 60, 35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43">5</text:span><text:span text:style-name="T39">,</text:span><text:span text:style-name="T40"> </text:span><text:span text:style-name="T47">80</text:span><text:span text:style-name="T61">,</text:span><text:span text:style-name="T71"> </text:span><text:span text:style-name="T73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7"><text:tab/><text:span text:style-name="T57">95 &gt; 55 so swap them<text:tab/><text:tab/><text:tab/></text:span><text:span text:style-name="T85">80</text:span><text:span text:style-name="T84"> &gt; 5 so swap</text:span></text:p>
      <text:p text:style-name="P29"><text:tab/><text:span text:style-name="T26">{10, 30, </text:span><text:span text:style-name="T59">80</text:span><text:span text:style-name="T26">, </text:span><text:span text:style-name="T72">55</text:span><text:span text:style-name="T39">,</text:span><text:span text:style-name="T61"> </text:span><text:span text:style-name="T62">95</text:span><text:span text:style-name="T26">, </text:span><text:span text:style-name="T5">5</text:span><text:span text:style-name="T26">, 60, 35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74">5</text:span><text:span text:style-name="T43">,</text:span><text:span text:style-name="T61"> </text:span><text:span text:style-name="T65">80</text:span><text:span text:style-name="T61">,</text:span><text:span text:style-name="T71"> </text:span><text:span text:style-name="T64">60</text:span><text:span text:style-name="T71">,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29"><text:tab/><text:span text:style-name="T26">{10, 30, </text:span><text:span text:style-name="T59">80</text:span><text:span text:style-name="T26">, </text:span><text:span text:style-name="T72">55</text:span><text:span text:style-name="T39">,</text:span><text:span text:style-name="T61"> </text:span><text:span text:style-name="T43">5</text:span><text:span text:style-name="T40">, </text:span><text:span text:style-name="T44">9</text:span><text:span text:style-name="T40">5</text:span><text:span text:style-name="T26">, 60, 35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74">5</text:span><text:span text:style-name="T43">,</text:span><text:span text:style-name="T61"> </text:span><text:span text:style-name="T48">6</text:span><text:span text:style-name="T47">0</text:span><text:span text:style-name="T40">, </text:span><text:span text:style-name="T48">8</text:span><text:span text:style-name="T45">0</text:span><text:span text:style-name="T40">,</text:span><text:span text:style-name="T71"> </text:span><text:span text:style-name="T73">35</text:span><text:span text:style-name="T71">, </text:span><text:span text:style-name="T73">9</text:span><text:span text:style-name="T71">5</text:span><text:span text:style-name="T26">}</text:span></text:p>
      <text:p text:style-name="P7"><text:tab/><text:span text:style-name="T81">95 &gt; 5 so swap them<text:tab/><text:tab/><text:tab/><text:tab/></text:span><text:span text:style-name="T86">80 &gt; 60 so swap</text:span></text:p>
      <text:p text:style-name="P30"><text:tab/><text:span text:style-name="T26">{10, 30, </text:span><text:span text:style-name="T59">80</text:span><text:span text:style-name="T26">, </text:span><text:span text:style-name="T72">55</text:span><text:span text:style-name="T39">,</text:span><text:span text:style-name="T61"> </text:span><text:span text:style-name="T72">5</text:span><text:span text:style-name="T61">,</text:span><text:span text:style-name="T71"> </text:span><text:span text:style-name="T63">9</text:span><text:span text:style-name="T61">5</text:span><text:span text:style-name="T71">,</text:span><text:span text:style-name="T26"> </text:span><text:span text:style-name="T5">60</text:span><text:span text:style-name="T26">, 35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74">5</text:span><text:span text:style-name="T43">,</text:span><text:span text:style-name="T61"> </text:span><text:span text:style-name="T74">6</text:span><text:span text:style-name="T75">0</text:span><text:span text:style-name="T40">,</text:span><text:span text:style-name="T61"> </text:span><text:span text:style-name="T66">8</text:span><text:span text:style-name="T64">0</text:span><text:span text:style-name="T61">,</text:span><text:span text:style-name="T71"> </text:span><text:span text:style-name="T64">35</text:span><text:span text:style-name="T71">, </text:span><text:span text:style-name="T73">9</text:span><text:span text:style-name="T71">5</text:span><text:span text:style-name="T26">}</text:span></text:p>
      <text:p text:style-name="P30"><text:tab/><text:span text:style-name="T26">{10, 30, </text:span><text:span text:style-name="T59">80</text:span><text:span text:style-name="T26">, </text:span><text:span text:style-name="T72">55</text:span><text:span text:style-name="T39">,</text:span><text:span text:style-name="T61"> </text:span><text:span text:style-name="T72">5</text:span><text:span text:style-name="T61">,</text:span><text:span text:style-name="T71"> </text:span><text:span text:style-name="T45">60</text:span><text:span text:style-name="T54">,</text:span><text:span text:style-name="T38"> </text:span><text:span text:style-name="T45">95</text:span><text:span text:style-name="T26">, 35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74">5</text:span><text:span text:style-name="T43">,</text:span><text:span text:style-name="T61"> </text:span><text:span text:style-name="T74">6</text:span><text:span text:style-name="T75">0</text:span><text:span text:style-name="T40">,</text:span><text:span text:style-name="T61"> </text:span><text:span text:style-name="T49">35</text:span><text:span text:style-name="T40">,</text:span><text:span text:style-name="T54"> </text:span><text:span text:style-name="T49">80</text:span><text:span text:style-name="T71">, </text:span><text:span text:style-name="T73">9</text:span><text:span text:style-name="T71">5</text:span><text:span text:style-name="T26">}</text:span></text:p>
      <text:p text:style-name="P7"><text:tab/><text:span text:style-name="T82">95 &gt; 60 so swap them<text:tab/><text:tab/><text:tab/></text:span><text:span text:style-name="T87">80 &gt; 35 so swap</text:span></text:p>
      <text:p text:style-name="P30"><text:tab/><text:span text:style-name="T26">{10, 30, </text:span><text:span text:style-name="T59">80</text:span><text:span text:style-name="T26">, </text:span><text:span text:style-name="T72">55</text:span><text:span text:style-name="T39">,</text:span><text:span text:style-name="T61"> </text:span><text:span text:style-name="T72">5</text:span><text:span text:style-name="T61">,</text:span><text:span text:style-name="T71"> </text:span><text:span text:style-name="T73">60</text:span><text:span text:style-name="T71">, </text:span><text:span text:style-name="T64">95</text:span><text:span text:style-name="T61">, </text:span><text:span text:style-name="T5">35</text:span><text:span text:style-name="T26">}<text:tab/><text:tab/><text:tab/>{</text:span><text:span text:style-name="T59">10, 30,</text:span><text:span text:style-name="T5"> </text:span><text:span text:style-name="T60">55</text:span><text:span text:style-name="T59">,</text:span><text:span text:style-name="T5"> </text:span><text:span text:style-name="T74">5</text:span><text:span text:style-name="T43">,</text:span><text:span text:style-name="T61"> </text:span><text:span text:style-name="T74">6</text:span><text:span text:style-name="T75">0</text:span><text:span text:style-name="T40">,</text:span><text:span text:style-name="T71"> </text:span><text:span text:style-name="T76">35</text:span><text:span text:style-name="T71">,</text:span><text:span text:style-name="T54"> </text:span><text:span text:style-name="T67">80</text:span><text:span text:style-name="T71">, </text:span><text:span text:style-name="T64">9</text:span><text:span text:style-name="T61">5</text:span><text:span text:style-name="T26">}</text:span></text:p>
      <text:p text:style-name="P27"><text:tab/><text:span text:style-name="T26">{10, 30, </text:span><text:span text:style-name="T59">80</text:span><text:span text:style-name="T26">, </text:span><text:span text:style-name="T72">55</text:span><text:span text:style-name="T39">,</text:span><text:span text:style-name="T61"> </text:span><text:span text:style-name="T72">5</text:span><text:span text:style-name="T61">,</text:span><text:span text:style-name="T71"> </text:span><text:span text:style-name="T73">60</text:span><text:span text:style-name="T71">, </text:span><text:span text:style-name="T45">35</text:span><text:span text:style-name="T40">, </text:span><text:span text:style-name="T45">9</text:span><text:span text:style-name="T40">5</text:span><text:span text:style-name="T26">}<text:tab/><text:tab/><text:tab/></text:span><text:span text:style-name="T30">80 &lt; 95 do nothing</text:span></text:p>
      <text:p text:style-name="P7"><text:tab/><text:span text:style-name="T82">95 &gt; 35 so swap them</text:span></text:p>
      <text:p text:style-name="P7"><text:tab/></text:p>
      <text:p text:style-name="P7"/>
      <text:p text:style-name="P24">Exercise-4: <text:tab/>5 points<text:tab/><text:tab/><text:tab/><text:tab/><text:tab/><text:tab/><text:tab/><text:tab/><text:tab/></text:p>
      <text:p text:style-name="P49"><text:span text:style-name="T12">Assume that an Insertion sort algorithm in the worst case takes 4 minutes and 15 seconds for an input of pool size 30. <text:s/>What will be the maximum input pool size of a problem that can be solved in 22 minutes and 20 seconds in the worst case?</text:span><text:span text:style-name="T11"> <text:tab/></text:span><text:span text:style-name="T10"><text:tab/><text:tab/></text:span></text:p>
      <text:p text:style-name="P49"/>
      <text:p text:style-name="P51">Time = 4 min and 15 secs = 4* 60 + 15 secs = 255 seconds</text:p>
      <text:p text:style-name="P52">insertion sort time complexity is O(n^2)</text:p>
      <text:p text:style-name="P54">let c = intructions per second</text:p>
      <text:p text:style-name="P52"/>
      <text:p text:style-name="P53">30^2 / c = <text:span text:style-name="T88">255s</text:span></text:p>
      <text:p text:style-name="P55">900 / c = 255</text:p>
      <text:p text:style-name="P55">900 / 255 = c</text:p>
      <text:p text:style-name="P55"/>
      <text:p text:style-name="P55">time2 = 22 * 60 + 20 = 1340s</text:p>
      <text:p text:style-name="P55"/>
      <text:p text:style-name="P55">n^2 / c = 1340</text:p>
      <text:p text:style-name="P55">n^2 <text:span text:style-name="T89">*</text:span> <text:span text:style-name="T89">255</text:span> / <text:span text:style-name="T89">900</text:span> = 1340</text:p>
      <text:p text:style-name="P55">n^2 <text:span text:style-name="T90">= 900 * 1340 / 255</text:span></text:p>
      <text:p text:style-name="P50"><text:span text:style-name="T90">n^2 = </text:span>4729.41176</text:p>
      <text:p text:style-name="P50"><text:span text:style-name="T90">n = sqrt(</text:span>4729.41176<text:span text:style-name="T90">)</text:span></text:p>
      <text:p text:style-name="P50"><text:span text:style-name="T90">n = </text:span>68.7707188</text:p>
      <text:p text:style-name="P56">n ~= 68</text:p>
      <text:p text:style-name="P56">the maxium input pool size that the algorithm can solve within 22 minutes and 20 seconds are 68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R10" svg:font-family="CMR10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kw2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="CMR10" fo:font-family="CMR10" style:font-family-generic="roman" style:font-pitch="variable" fo:font-size="10pt" style:font-size-asian="10pt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33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66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66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119" loext:num-list-format="%2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0.583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638in" fo:margin-left="0.5138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626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626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6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752in" fo:margin-bottom="0.5811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ANGOVAN, VINAYAK</meta:initial-creator>
    <meta:editing-cycles>52</meta:editing-cycles>
    <meta:creation-date>2022-09-20T12:56:00</meta:creation-date>
    <dc:date>2022-09-26T19:36:30.727425043</dc:date>
    <meta:editing-duration>PT4H9M30S</meta:editing-duration>
    <meta:generator>LibreOffice/7.4.1.2$Linux_X86_64 LibreOffice_project/40$Build-2</meta:generator>
    <meta:document-statistic meta:table-count="0" meta:image-count="0" meta:object-count="0" meta:page-count="4" meta:paragraph-count="126" meta:word-count="1280" meta:character-count="6198" meta:non-whitespace-character-count="4666"/>
    <meta:user-defined meta:name="AppVersion">16.0000</meta:user-defined>
    <meta:user-defined meta:name="Company">Penn State University</meta:user-defined>
    <meta:template xlink:type="simple" xlink:actuate="onRequest" xlink:title="Normal.dotm" xlink:href=""/>
  </office:meta>
</office:document-meta>
</file>